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49142" officeooo:paragraph-rsid="0018501c" style:font-weight-asian="bold" style:font-weight-complex="bold"/>
    </style:style>
    <style:style style:name="P2" style:family="paragraph" style:parent-style-name="Standard">
      <style:text-properties fo:font-weight="normal" officeooo:rsid="00149142" officeooo:paragraph-rsid="0018501c" style:font-weight-asian="normal" style:font-weight-complex="normal"/>
    </style:style>
    <style:style style:name="P3" style:family="paragraph" style:parent-style-name="Standard">
      <style:text-properties fo:color="#000000" fo:font-weight="bold" officeooo:rsid="002284af" officeooo:paragraph-rsid="002284af" style:font-weight-asian="bold" style:font-weight-complex="bold"/>
    </style:style>
    <style:style style:name="P4" style:family="paragraph" style:parent-style-name="Standard" style:list-style-name="L1">
      <style:text-properties fo:color="#996600" fo:font-weight="normal" officeooo:rsid="00241e7c" officeooo:paragraph-rsid="00241e7c" style:font-weight-asian="normal" style:font-weight-complex="normal"/>
    </style:style>
    <style:style style:name="P5" style:family="paragraph" style:parent-style-name="Standard" style:list-style-name="L2">
      <style:text-properties fo:color="#0066cc" fo:font-weight="normal" officeooo:rsid="00241e7c" officeooo:paragraph-rsid="00241e7c" style:font-weight-asian="normal" style:font-weight-complex="normal"/>
    </style:style>
    <style:style style:name="P6" style:family="paragraph" style:parent-style-name="Standard">
      <style:text-properties fo:color="#0066cc" fo:font-weight="normal" officeooo:rsid="00241e7c" officeooo:paragraph-rsid="00241e7c" style:font-weight-asian="normal" style:font-weight-complex="normal"/>
    </style:style>
    <style:style style:name="P7" style:family="paragraph" style:parent-style-name="Standard">
      <style:text-properties fo:color="#000000" fo:font-weight="bold" officeooo:rsid="00241e7c" officeooo:paragraph-rsid="00241e7c" style:font-weight-asian="bold" style:font-weight-complex="bold"/>
    </style:style>
    <style:style style:name="P8" style:family="paragraph" style:parent-style-name="Standard">
      <style:text-properties fo:color="#000000" fo:font-weight="bold" officeooo:rsid="0025c33f" officeooo:paragraph-rsid="0025c33f" style:font-weight-asian="bold" style:font-weight-complex="bold"/>
    </style:style>
    <style:style style:name="T1" style:family="text">
      <style:text-properties officeooo:rsid="00241e7c"/>
    </style:style>
    <style:style style:name="T2" style:family="text">
      <style:text-properties style:text-position="sub 58%"/>
    </style:style>
    <style:style style:name="T3" style:family="text">
      <style:text-properties style:text-position="sub 58%"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text-position="sub 58%" style:text-underline-style="none" fo:font-weight="normal" style:font-weight-asian="normal" style:font-weight-complex="normal"/>
    </style:style>
    <style:style style:name="T5" style:family="text">
      <style:text-properties style:text-position="sub 58%" fo:font-weight="normal" style:font-weight-asian="normal" style:font-weight-complex="normal"/>
    </style:style>
    <style:style style:name="T6" style:family="text">
      <style:text-properties style:text-position="0% 100%"/>
    </style:style>
    <style:style style:name="T7" style:family="text">
      <style:text-properties style:text-position="0% 100%" fo:font-weight="normal" style:font-weight-asian="normal" style:font-weight-complex="normal"/>
    </style:style>
    <style:style style:name="T8" style:family="text">
      <style:text-properties style:text-position="0% 100%" style:text-underline-style="solid" style:text-underline-width="auto" style:text-underline-color="font-color" fo:font-weight="normal" style:font-weight-asian="normal" style:font-weight-complex="normal"/>
    </style:style>
    <style:style style:name="T9" style:family="text">
      <style:text-properties style:text-position="0% 100%" style:text-underline-style="none"/>
    </style:style>
    <style:style style:name="T10" style:family="text">
      <style:text-properties style:text-position="0% 100%" style:text-underline-style="none" fo:font-weight="normal" style:font-weight-asian="normal" style:font-weight-complex="normal"/>
    </style:style>
    <style:style style:name="T11" style:family="text">
      <style:text-properties style:text-position="0% 100%" style:text-underline-style="none" fo:font-weight="normal" officeooo:rsid="0025c33f" style:font-weight-asian="normal" style:font-weight-complex="normal"/>
    </style:style>
    <style:style style:name="T12" style:family="text">
      <style:text-properties fo:color="#ff3333" style:text-position="0% 100%"/>
    </style:style>
    <style:style style:name="T13" style:family="text">
      <style:text-properties fo:color="#ff3333" style:text-position="0% 100%" style:text-underline-style="none"/>
    </style:style>
    <style:style style:name="T14" style:family="text">
      <style:text-properties style:text-position="super 58%" style:text-underline-style="none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<text:span text:style-name="T1">3</text:span>L<text:span text:style-name="T1">7</text:span> Notes</text:p>
      <text:p text:style-name="P1"/>
      <text:p text:style-name="P2">Objectives:</text:p>
      <text:list xml:id="list4365303811463472149" text:style-name="L1">
        <text:list-item>
          <text:p text:style-name="P4">Describe how the amounts of reactants and products change in a chemical system at equilibrium.</text:p>
        </text:list-item>
        <text:list-item>
          <text:p text:style-name="P4">Identify three stresses that can change the equilibrium position of a chemical system.</text:p>
        </text:list-item>
        <text:list-item>
          <text:p text:style-name="P4">Explain what the value of Keq indicates about the position of equilibrium.</text:p>
        </text:list-item>
      </text:list>
      <text:p text:style-name="P2"/>
      <text:p text:style-name="P2">Key Concepts:</text:p>
      <text:list xml:id="list4860435668138112409" text:style-name="L2">
        <text:list-item>
          <text:p text:style-name="P5">How do the amounts of reactants and products change in a chemical system at equilibrium?</text:p>
        </text:list-item>
        <text:list-item>
          <text:p text:style-name="P5">What three stresses can cause a change in the equilibrium position of a chemical system?</text:p>
        </text:list-item>
        <text:list-item>
          <text:p text:style-name="P5">What does the value of K<text:span text:style-name="T2">eq</text:span><text:span text:style-name="T6"> indicate about the position of equilibrium?</text:span></text:p>
        </text:list-item>
      </text:list>
      <text:p text:style-name="P6"><text:span text:style-name="T6"/></text:p>
      <text:p text:style-name="P6"><text:span text:style-name="T6"/></text:p>
      <text:p text:style-name="P7"><text:span text:style-name="T6">Reversible Reactions</text:span></text:p>
      <text:p text:style-name="P7"><text:span text:style-name="T6"/></text:p>
      <text:p text:style-name="P7"><text:span text:style-name="T6"><text:tab/></text:span><text:span text:style-name="T7">A r</text:span><text:span text:style-name="T8">eversible reaction</text:span><text:span text:style-name="T10"> is one in which the conversion of reactants to products and the conversion <text:tab/>of products to reactants occur simultaneously. A reversible reaction has a </text:span><text:span text:style-name="T9">forward reaction </text:span><text:span text:style-name="T10">and <text:tab/>a </text:span><text:span text:style-name="T9">reverse reaction</text:span><text:span text:style-name="T10">.</text:span></text:p>
      <text:p text:style-name="P7"><text:span text:style-name="T6"/></text:p>
      <text:p text:style-name="P7"><text:span text:style-name="T6">..</text:span></text:p>
      <text:p text:style-name="P7"><text:span text:style-name="T6"/></text:p>
      <text:p text:style-name="P7"><text:span text:style-name="T6">Chemical Equilibrium</text:span></text:p>
      <text:p text:style-name="P7"><text:span text:style-name="T6"/></text:p>
      <text:p text:style-name="P7"><text:span text:style-name="T6"><text:tab/></text:span><text:span text:style-name="T7">When the rates of the forward and reverse reactions are equal, the reaction has reached a state of <text:tab/>balance called </text:span><text:span text:style-name="T8">chemical equilibrium</text:span><text:span text:style-name="T10">.</text:span></text:p>
      <text:p text:style-name="P7"><text:span text:style-name="T10"/></text:p>
      <text:p text:style-name="P7"><text:span text:style-name="T10"><text:tab/></text:span><text:span text:style-name="T13">At chemical equilibrium, no net change occurs in the amounts of the components of the <text:tab/>system.</text:span></text:p>
      <text:p text:style-name="P7"><text:span text:style-name="T6"/></text:p>
      <text:p text:style-name="P7"><text:span text:style-name="T6">..</text:span></text:p>
      <text:p text:style-name="P7"><text:span text:style-name="T6"/></text:p>
      <text:p text:style-name="P7"><text:span text:style-name="T6">Equilibrium Position</text:span></text:p>
      <text:p text:style-name="P7"><text:span text:style-name="T6"/></text:p>
      <text:p text:style-name="P7"><text:span text:style-name="T6"><text:tab/></text:span><text:span text:style-name="T7">The relative concentrations of the reactants and products at equilibrium constitute the <text:tab/></text:span><text:span text:style-name="T8">equilibrium position</text:span><text:span text:style-name="T10"> of a reaction. </text:span><text:span text:style-name="T11">The equilibrium position indicates whether the reactants or <text:tab/>products are favored in a reversible reaction.</text:span></text:p>
      <text:p text:style-name="P7"><text:span text:style-name="T6"/></text:p>
      <text:p text:style-name="P7"><text:span text:style-name="T6">..</text:span></text:p>
      <text:p text:style-name="P7"><text:span text:style-name="T6"/></text:p>
      <text:p text:style-name="P8"><text:span text:style-name="T6">La Chatelier's principle</text:span></text:p>
      <text:p text:style-name="P8"><text:span text:style-name="T6"/></text:p>
      <text:p text:style-name="P8"><text:span text:style-name="T6"><text:tab/></text:span><text:span text:style-name="T7">If a stress is applied to a system in dynamic equilibrium, the system changes in a way that <text:tab/>relieves the stress.</text:span></text:p>
      <text:p text:style-name="P8"><text:span text:style-name="T7"/></text:p>
      <text:p text:style-name="P8"><text:span text:style-name="T7"><text:tab/></text:span><text:span text:style-name="T12">Stresses that upset the equilibrium of a chemical system include changes in the <text:tab/>concentration of reactants of products, changes in temperature, and changes in pressure.</text:span></text:p>
      <text:p text:style-name="P8"><text:span text:style-name="T6"/></text:p>
      <text:p text:style-name="P8"><text:soft-page-break/><text:span text:style-name="T6">..</text:span></text:p>
      <text:p text:style-name="P8"><text:span text:style-name="T6"/></text:p>
      <text:p text:style-name="P8"><text:span text:style-name="T6">Equilibrium Constant (K</text:span><text:span text:style-name="T2">eq</text:span><text:span text:style-name="T6">)</text:span></text:p>
      <text:p text:style-name="P8"><text:span text:style-name="T6"/></text:p>
      <text:p text:style-name="P8"><text:span text:style-name="T6"><text:tab/></text:span><text:span text:style-name="T7">The </text:span><text:span text:style-name="T8">equilibrium constant (K</text:span><text:span text:style-name="T3">eq</text:span><text:span text:style-name="T8">)</text:span><text:span text:style-name="T10"> is the ratio of product concentrations to reactant concentrations <text:tab/>at equilibrium, with each concentration raised to a power equal to the number of moles of that <text:tab/>substance in the balanced chemical equation.</text:span></text:p>
      <text:p text:style-name="P8"><text:span text:style-name="T10"/></text:p>
      <text:p text:style-name="P8"><text:span text:style-name="T10"><text:tab/>K</text:span><text:span text:style-name="T4">eq</text:span><text:span text:style-name="T10"> = ( [C]</text:span><text:span text:style-name="T14">c</text:span><text:span text:style-name="T10"> * [D]</text:span><text:span text:style-name="T14">d</text:span><text:span text:style-name="T10"> ) / ( [A]</text:span><text:span text:style-name="T14">a</text:span><text:span text:style-name="T10"> * [B]</text:span><text:span text:style-name="T14">b</text:span><text:span text:style-name="T10"> )</text:span></text:p>
      <text:p text:style-name="P8"><text:span text:style-name="T6"/></text:p>
      <text:p text:style-name="P8"><text:span text:style-name="T6"><text:tab/></text:span></text:p>
      <text:p text:style-name="P8"><text:span text:style-name="T6"><text:tab/></text:span><text:span text:style-name="T7">A value of K</text:span><text:span text:style-name="T5">eq</text:span><text:span text:style-name="T7"> &gt; 1 means that products are favored over reactants;</text:span></text:p>
      <text:p text:style-name="P8"><text:span text:style-name="T7"><text:tab/>A value of K</text:span><text:span text:style-name="T5">eq</text:span><text:span text:style-name="T7"> &lt; 1 means that reactants are favored over products.</text:span></text:p>
      <text:p text:style-name="P8"><text:span text:style-name="T6">..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3T13:14:47.832221807</meta:creation-date>
    <dc:date>2016-05-13T12:10:03.436882701</dc:date>
    <meta:editing-duration>PT20H46M29S</meta:editing-duration>
    <meta:editing-cycles>15</meta:editing-cycles>
    <meta:generator>LibreOffice/4.4.7.2$Linux_X86_64 LibreOffice_project/40$Build-2</meta:generator>
    <meta:document-statistic meta:table-count="0" meta:image-count="0" meta:object-count="0" meta:page-count="2" meta:paragraph-count="30" meta:word-count="334" meta:character-count="2038" meta:non-whitespace-character-count="1718"/>
  </office:meta>
</office:document-meta>
</file>